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officeooo:rsid="0008b3e0" officeooo:paragraph-rsid="0008b3e0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7a3ae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85dd9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3f332a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406b33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454d48" style:font-size-asian="10pt" style:font-size-complex="10pt"/>
    </style:style>
    <style:style style:name="P7" style:family="paragraph" style:parent-style-name="Title">
      <style:text-properties officeooo:rsid="0008b3e0" officeooo:paragraph-rsid="0008b3e0"/>
    </style:style>
    <style:style style:name="T1" style:family="text">
      <style:text-properties officeooo:rsid="0063ba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花開有期</text:p>
      <text:p text:style-name="P1"/>
      <text:p text:style-name="P1"/>
      <text:p text:style-name="P2">花開有期</text:p>
      <text:p text:style-name="P3">錯過</text:p>
      <text:p text:style-name="P3">就是虛度一生</text:p>
      <text:p text:style-name="P3"/>
      <text:p text:style-name="P3">翻開歲月的照片</text:p>
      <text:p text:style-name="P3">真希望</text:p>
      <text:p text:style-name="P3">裡面的少年有你</text:p>
      <text:p text:style-name="P3"/>
      <text:p text:style-name="P3">我努力着</text:p>
      <text:p text:style-name="P3">祈佛千遍</text:p>
      <text:p text:style-name="P3">不想老去</text:p>
      <text:p text:style-name="P3">因爲</text:p>
      <text:p text:style-name="P3">還沒遇見你</text:p>
      <text:p text:style-name="P3"/>
      <text:p text:style-name="P5">我不羨慕 一樹梨花與海棠</text:p>
      <text:p text:style-name="P3">只懇求</text:p>
      <text:p text:style-name="P3">在花未凋零的歲月裏</text:p>
      <text:p text:style-name="P3">能及時遇見你</text:p>
      <text:p text:style-name="P3">待到暮雪皚皚</text:p>
      <text:p text:style-name="P3">每一張照片都是值得的回憶</text:p>
      <text:p text:style-name="P3"/>
      <text:p text:style-name="P3">知道嗎</text:p>
      <text:p text:style-name="P4">及時有你</text:p>
      <text:p text:style-name="P4">才是人生的意義</text:p>
      <text:p text:style-name="P3"/>
      <text:p text:style-name="P3">可是，親愛的</text:p>
      <text:p text:style-name="P3">你何時出現在我的生命裏</text:p>
      <text:p text:style-name="P3"/>
      <text:p text:style-name="P3">我懷着一絲絲的僥倖</text:p>
      <text:p text:style-name="P3">渴望着</text:p>
      <text:p text:style-name="P3">一個傳奇</text:p>
      <text:p text:style-name="P3"/>
      <text:p text:style-name="P3">山城一座</text:p>
      <text:p text:style-name="P3">此生不老</text:p>
      <text:p text:style-name="P3"/>
      <text:p text:style-name="P3">##############################</text:p>
      <text:p text:style-name="P3"/>
      <text:p text:style-name="P3">歲月因爲沒有回頭路</text:p>
      <text:p text:style-name="P3">所以青春格外美麗</text:p>
      <text:p text:style-name="P3">虛度青春就是虛度一生</text:p>
      <text:p text:style-name="P3">青春的遺憾</text:p>
      <text:p text:style-name="P3">餘生即使一萬年都無法補償</text:p>
      <text:p text:style-name="P6"/>
      <text:p text:style-name="P3">在燦爛的流星歲月裏</text:p>
      <text:p text:style-name="P3">遇見與選擇對的人</text:p>
      <text:p text:style-name="P3">是一種善緣與修行</text:p>
      <text:p text:style-name="P3">積善因</text:p>
      <text:p text:style-name="P3">得善緣</text:p>
      <text:p text:style-name="P3">有文學修行</text:p>
      <text:p text:style-name="P3">才能慢慢打開心眼</text:p>
      <text:p text:style-name="P3">學會用心去看世界</text:p>
      <text:p text:style-name="P3">學會用心去感悟人生</text:p>
      <text:p text:style-name="P3">在越早的歲月裏遇到一個文學啓蒙老師</text:p>
      <text:p text:style-name="P3">人生會很不一樣</text:p>
      <text:p text:style-name="P3">歲月也會少很多遺憾</text:p>
      <text:p text:style-name="P3"/>
      <text:p text:style-name="P3">翻看着照片</text:p>
      <text:p text:style-name="P3">我有兩個遺憾</text:p>
      <text:p text:style-name="P3">一是虛度了青春</text:p>
      <text:p text:style-name="P3">二是遇到了畜生</text:p>
      <text:p text:style-name="P3"/>
      <text:p text:style-name="P3">難以理解</text:p>
      <text:p text:style-name="P3">畜生爲何如此着迷於權鬥</text:p>
      <text:p text:style-name="P3">折磨自己和他人的生命</text:p>
      <text:p text:style-name="P3">即使全世界跪在你面前</text:p>
      <text:p text:style-name="P3">你能收穫人心嗎</text:p>
      <text:p text:style-name="P3">武力是不可能讓人心服的</text:p>
      <text:p text:style-name="P3">這種人渣也不可能有幸福的家庭</text:p>
      <text:p text:style-name="P3">一個沒有靈魂的東西</text:p>
      <text:p text:style-name="P3">即使活上一萬年</text:p>
      <text:p text:style-name="P3">也不可能理解和感受到真正的快樂</text:p>
      <text:p text:style-name="P3">只是虛度生命而已</text:p>
      <text:p text:style-name="P3"/>
      <text:p text:style-name="P3">和畜生的鬥爭</text:p>
      <text:p text:style-name="P3">就是一種無奈的浪費時間</text:p>
      <text:p text:style-name="P3">即使戰勝了它</text:p>
      <text:p text:style-name="P3">也不會有一絲快感</text:p>
      <text:p text:style-name="P3">更別說快樂與驕傲</text:p>
      <text:p text:style-name="P3">除了千萬萬人心裡的噁心就是噁心</text:p>
      <text:p text:style-name="P3">那種噁心的感覺就像</text:p>
      <text:p text:style-name="P3">不小心踩到了一隻屎坑裡出來的老鼠</text:p>
      <text:p text:style-name="P3">髒了眼睛</text:p>
      <text:p text:style-name="P3">吐了上一餐的食物</text:p>
      <text:p text:style-name="P3">還影響了下一餐的食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36:44.950162500</meta:creation-date>
    <meta:generator>LibreOffice/6.0.7.3$Linux_X86_64 LibreOffice_project/00m0$Build-3</meta:generator>
    <dc:date>2022-04-06T08:11:53.415734403</dc:date>
    <meta:editing-duration>PT4H24M4S</meta:editing-duration>
    <meta:editing-cycles>80</meta:editing-cycles>
    <meta:document-statistic meta:table-count="0" meta:image-count="0" meta:object-count="0" meta:page-count="1" meta:paragraph-count="72" meta:word-count="525" meta:character-count="555" meta:non-whitespace-character-count="554"/>
  </office:meta>
</office:document-meta>
</file>